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560a" officeooo:paragraph-rsid="0011560a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#include&lt;cstdlib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prev,*next;</text:p>
      <text:p text:style-name="P1"/>
      <text:p text:style-name="P1"><text:s text:c="8"/>node()</text:p>
      <text:p text:style-name="P1"><text:s text:c="8"/>{</text:p>
      <text:p text:style-name="P1"><text:s text:c="12"/>value=0;</text:p>
      <text:p text:style-name="P1"><text:s text:c="12"/>prev=NULL;</text:p>
      <text:p text:style-name="P1"><text:s text:c="12"/>next=NULL;</text:p>
      <text:p text:style-name="P1"><text:s text:c="8"/>}</text:p>
      <text:p text:style-name="P1">};</text:p>
      <text:p text:style-name="P1"/>
      <text:p text:style-name="P1">class cll</text:p>
      <text:p text:style-name="P1">{</text:p>
      <text:p text:style-name="P1"><text:s text:c="4"/>private:</text:p>
      <text:p text:style-name="P1"><text:s text:c="8"/>node *head;</text:p>
      <text:p text:style-name="P1"><text:s text:c="8"/>int count;</text:p>
      <text:p text:style-name="P1"><text:s text:c="4"/>public:</text:p>
      <text:p text:style-name="P1"/>
      <text:p text:style-name="P1"><text:s text:c="8"/>cll()</text:p>
      <text:p text:style-name="P1"><text:s text:c="8"/>{</text:p>
      <text:p text:style-name="P1"><text:s text:c="12"/>head=NULL;</text:p>
      <text:p text:style-name="P1"><text:s text:c="12"/>count=0;</text:p>
      <text:p text:style-name="P1"><text:s text:c="8"/>}</text:p>
      <text:p text:style-name="P1"/>
      <text:p text:style-name="P1"><text:s text:c="8"/>int size()</text:p>
      <text:p text:style-name="P1"><text:s text:c="8"/>{</text:p>
      <text:p text:style-name="P1"><text:s text:c="12"/>return count;</text:p>
      <text:p text:style-name="P1"><text:s text:c="8"/>}</text:p>
      <text:p text:style-name="P1"/>
      <text:p text:style-name="P1"><text:s text:c="8"/>void insert_back(int num)</text:p>
      <text:p text:style-name="P1"><text:s text:c="8"/>{</text:p>
      <text:p text:style-name="P1"><text:s text:c="12"/>node *temp=new node;</text:p>
      <text:p text:style-name="P1"><text:s text:c="12"/>temp-&gt;value=num;</text:p>
      <text:p text:style-name="P1"/>
      <text:p text:style-name="P1"><text:s text:c="12"/>if(head==NULL)</text:p>
      <text:p text:style-name="P1"><text:s text:c="12"/>{</text:p>
      <text:p text:style-name="P1"><text:s text:c="16"/>head=temp;</text:p>
      <text:p text:style-name="P1"><text:s text:c="16"/>head-&gt;next=temp;</text:p>
      <text:p text:style-name="P1"><text:soft-page-break/><text:s text:c="16"/>head-&gt;prev=temp;</text:p>
      <text:p text:style-name="P1"><text:s text:c="12"/>}</text:p>
      <text:p text:style-name="P1"><text:s text:c="12"/>else</text:p>
      <text:p text:style-name="P1"><text:s text:c="12"/>{</text:p>
      <text:p text:style-name="P1"><text:s text:c="16"/>node *a=head;</text:p>
      <text:p text:style-name="P1"><text:s text:c="16"/>while(a-&gt;next!=head)</text:p>
      <text:p text:style-name="P1"><text:s text:c="20"/>a=a-&gt;next;</text:p>
      <text:p text:style-name="P1"><text:s text:c="16"/>temp-&gt;prev=a;</text:p>
      <text:p text:style-name="P1"><text:s text:c="16"/>a-&gt;next=temp;</text:p>
      <text:p text:style-name="P1"><text:s text:c="16"/>temp-&gt;next=head;</text:p>
      <text:p text:style-name="P1"><text:s text:c="16"/>head-&gt;prev=temp;</text:p>
      <text:p text:style-name="P1"><text:s text:c="12"/>}</text:p>
      <text:p text:style-name="P1"><text:s text:c="12"/>count++;</text:p>
      <text:p text:style-name="P1"><text:s text:c="8"/>}</text:p>
      <text:p text:style-name="P1"/>
      <text:p text:style-name="P1"><text:s text:c="8"/>void del(int p)</text:p>
      <text:p text:style-name="P1"><text:s text:c="8"/>{</text:p>
      <text:p text:style-name="P1"><text:s text:c="12"/>if(count==0)</text:p>
      <text:p text:style-name="P1"><text:s text:c="12"/>{</text:p>
      <text:p text:style-name="P1"><text:s text:c="16"/>cout&lt;&lt;"Circular Linked List is Empty"&lt;&lt;endl;</text:p>
      <text:p text:style-name="P1"><text:s text:c="16"/>return;</text:p>
      <text:p text:style-name="P1"><text:s text:c="12"/>}</text:p>
      <text:p text:style-name="P1"><text:s text:c="12"/>if(p&gt;count)</text:p>
      <text:p text:style-name="P1"><text:s text:c="12"/>{</text:p>
      <text:p text:style-name="P1"><text:s text:c="16"/>cout&lt;&lt;"Position does not exist in the Linked List"&lt;&lt;endl;</text:p>
      <text:p text:style-name="P1"><text:s text:c="16"/>return;</text:p>
      <text:p text:style-name="P1"><text:s text:c="12"/>}</text:p>
      <text:p text:style-name="P1"><text:s text:c="12"/>node *a=head;</text:p>
      <text:p text:style-name="P1"/>
      <text:p text:style-name="P1"><text:s text:c="12"/>if(p==1)</text:p>
      <text:p text:style-name="P1"><text:s text:c="12"/>{</text:p>
      <text:p text:style-name="P1"><text:s text:c="16"/>head-&gt;prev-&gt;next=head-&gt;next;</text:p>
      <text:p text:style-name="P1"><text:s text:c="16"/>head-&gt;next-&gt;prev=head-&gt;prev;</text:p>
      <text:p text:style-name="P1"><text:s text:c="16"/>head=head-&gt;next;</text:p>
      <text:p text:style-name="P1"><text:s text:c="16"/>delete a;</text:p>
      <text:p text:style-name="P1"><text:s text:c="16"/>return;</text:p>
      <text:p text:style-name="P1"><text:s text:c="16"/>count--;</text:p>
      <text:p text:style-name="P1"><text:s text:c="12"/>}</text:p>
      <text:p text:style-name="P1"/>
      <text:p text:style-name="P1"><text:s text:c="12"/>for(int i=0;i&lt;p-1;i++)</text:p>
      <text:p text:style-name="P1"><text:s text:c="16"/>a=a-&gt;next;</text:p>
      <text:p text:style-name="P1"/>
      <text:p text:style-name="P1"><text:s text:c="12"/>a-&gt;prev-&gt;next=a-&gt;next;</text:p>
      <text:p text:style-name="P1"><text:s text:c="12"/>a-&gt;next-&gt;prev=a-&gt;prev;</text:p>
      <text:p text:style-name="P1"><text:s text:c="12"/>delete a;</text:p>
      <text:p text:style-name="P1"><text:soft-page-break/><text:s text:c="12"/>count--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 text:c="12"/>do</text:p>
      <text:p text:style-name="P1"><text:s text:c="12"/>{</text:p>
      <text:p text:style-name="P1"><text:s text:c="16"/>if(a-&gt;next==head)</text:p>
      <text:p text:style-name="P1"><text:s text:c="20"/>cout&lt;&lt;a-&gt;value&lt;&lt;endl;</text:p>
      <text:p text:style-name="P1"><text:s text:c="16"/>else</text:p>
      <text:p text:style-name="P1"><text:s text:c="20"/>cout&lt;&lt;a-&gt;value&lt;&lt;"&lt;-&gt;";</text:p>
      <text:p text:style-name="P1"><text:s text:c="16"/>a=a-&gt;next;</text:p>
      <text:p text:style-name="P1"><text:s text:c="12"/>}while(a!=head)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cll l;</text:p>
      <text:p text:style-name="P1"><text:s text:c="4"/>l.insert_back(1);</text:p>
      <text:p text:style-name="P1"><text:s text:c="4"/>l.insert_back(2);</text:p>
      <text:p text:style-name="P1"><text:s text:c="4"/>l.insert_back(3);</text:p>
      <text:p text:style-name="P1"><text:s text:c="4"/>l.print();</text:p>
      <text:p text:style-name="P1"><text:s text:c="4"/>l.del(4);</text:p>
      <text:p text:style-name="P1"><text:s text:c="4"/>l.del(2);</text:p>
      <text:p text:style-name="P1"><text:s text:c="4"/>l.print();</text:p>
      <text:p text:style-name="P1"><text:s text:c="4"/>return 0;</text:p>
      <text:p text:style-name="P1">}</text:p>
      <text:p text:style-name="P1"/>
      <text:p text:style-name="P1">2)#include&lt;iostream&gt;</text:p>
      <text:p text:style-name="P1">#include&lt;cstdlib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prev,*next;</text:p>
      <text:p text:style-name="P1"/>
      <text:p text:style-name="P1"><text:s text:c="8"/>node()</text:p>
      <text:p text:style-name="P1"><text:s text:c="8"/>{</text:p>
      <text:p text:style-name="P1"><text:s text:c="12"/>value=0;</text:p>
      <text:p text:style-name="P1"><text:s text:c="12"/>prev=NULL;</text:p>
      <text:p text:style-name="P1"><text:s text:c="12"/>next=NULL;</text:p>
      <text:p text:style-name="P1"><text:soft-page-break/><text:s text:c="8"/>}</text:p>
      <text:p text:style-name="P1">};</text:p>
      <text:p text:style-name="P1"/>
      <text:p text:style-name="P1">class cll</text:p>
      <text:p text:style-name="P1">{</text:p>
      <text:p text:style-name="P1"><text:s text:c="4"/>private:</text:p>
      <text:p text:style-name="P1"><text:s text:c="8"/>node *head;</text:p>
      <text:p text:style-name="P1"><text:s text:c="8"/>int count;</text:p>
      <text:p text:style-name="P1"><text:s text:c="4"/>public:</text:p>
      <text:p text:style-name="P1"/>
      <text:p text:style-name="P1"><text:s text:c="8"/>cll()</text:p>
      <text:p text:style-name="P1"><text:s text:c="8"/>{</text:p>
      <text:p text:style-name="P1"><text:s text:c="12"/>head=NULL;</text:p>
      <text:p text:style-name="P1"><text:s text:c="12"/>count=0;</text:p>
      <text:p text:style-name="P1"><text:s text:c="8"/>}</text:p>
      <text:p text:style-name="P1"/>
      <text:p text:style-name="P1"><text:s text:c="8"/>int size()</text:p>
      <text:p text:style-name="P1"><text:s text:c="8"/>{</text:p>
      <text:p text:style-name="P1"><text:s text:c="12"/>return count;</text:p>
      <text:p text:style-name="P1"><text:s text:c="8"/>}</text:p>
      <text:p text:style-name="P1"/>
      <text:p text:style-name="P1"><text:s text:c="8"/>void insert_back(int num)</text:p>
      <text:p text:style-name="P1"><text:s text:c="8"/>{</text:p>
      <text:p text:style-name="P1"><text:s text:c="12"/>node *temp=new node;</text:p>
      <text:p text:style-name="P1"><text:s text:c="12"/>temp-&gt;value=num;</text:p>
      <text:p text:style-name="P1"/>
      <text:p text:style-name="P1"><text:s text:c="12"/>if(head==NULL)</text:p>
      <text:p text:style-name="P1"><text:s text:c="12"/>{</text:p>
      <text:p text:style-name="P1"><text:s text:c="16"/>head=temp;</text:p>
      <text:p text:style-name="P1"><text:s text:c="16"/>head-&gt;next=temp;</text:p>
      <text:p text:style-name="P1"><text:s text:c="16"/>head-&gt;prev=temp;</text:p>
      <text:p text:style-name="P1"><text:s text:c="12"/>}</text:p>
      <text:p text:style-name="P1"><text:s text:c="12"/>else</text:p>
      <text:p text:style-name="P1"><text:s text:c="12"/>{</text:p>
      <text:p text:style-name="P1"><text:s text:c="16"/>node *a=head;</text:p>
      <text:p text:style-name="P1"><text:s text:c="16"/>while(a-&gt;next!=head)</text:p>
      <text:p text:style-name="P1"><text:s text:c="20"/>a=a-&gt;next;</text:p>
      <text:p text:style-name="P1"><text:s text:c="16"/>temp-&gt;prev=a;</text:p>
      <text:p text:style-name="P1"><text:s text:c="16"/>a-&gt;next=temp;</text:p>
      <text:p text:style-name="P1"><text:s text:c="16"/>temp-&gt;next=head;</text:p>
      <text:p text:style-name="P1"><text:s text:c="16"/>head-&gt;prev=temp;</text:p>
      <text:p text:style-name="P1"><text:s text:c="12"/>}</text:p>
      <text:p text:style-name="P1"><text:s text:c="12"/>count++;</text:p>
      <text:p text:style-name="P1"><text:s text:c="8"/>}</text:p>
      <text:p text:style-name="P1"/>
      <text:p text:style-name="P1"><text:soft-page-break/><text:s text:c="8"/>void del(int p)</text:p>
      <text:p text:style-name="P1"><text:s text:c="8"/>{</text:p>
      <text:p text:style-name="P1"><text:s text:c="12"/>if(count==0)</text:p>
      <text:p text:style-name="P1"><text:s text:c="12"/>{</text:p>
      <text:p text:style-name="P1"><text:s text:c="16"/>cout&lt;&lt;"Circular Linked List is Empty"&lt;&lt;endl;</text:p>
      <text:p text:style-name="P1"><text:s text:c="16"/>return;</text:p>
      <text:p text:style-name="P1"><text:s text:c="12"/>}</text:p>
      <text:p text:style-name="P1"><text:s text:c="12"/>if(p&gt;count)</text:p>
      <text:p text:style-name="P1"><text:s text:c="12"/>{</text:p>
      <text:p text:style-name="P1"><text:s text:c="16"/>cout&lt;&lt;"Position does not exist in the Linked List"&lt;&lt;endl;</text:p>
      <text:p text:style-name="P1"><text:s text:c="16"/>return;</text:p>
      <text:p text:style-name="P1"><text:s text:c="12"/>}</text:p>
      <text:p text:style-name="P1"><text:s text:c="12"/>node *a=head;</text:p>
      <text:p text:style-name="P1"/>
      <text:p text:style-name="P1"><text:s text:c="12"/>if(p==1)</text:p>
      <text:p text:style-name="P1"><text:s text:c="12"/>{</text:p>
      <text:p text:style-name="P1"><text:s text:c="16"/>head-&gt;prev-&gt;next=head-&gt;next;</text:p>
      <text:p text:style-name="P1"><text:s text:c="16"/>head-&gt;next-&gt;prev=head-&gt;prev;</text:p>
      <text:p text:style-name="P1"><text:s text:c="16"/>head=head-&gt;next;</text:p>
      <text:p text:style-name="P1"><text:s text:c="16"/>delete a;</text:p>
      <text:p text:style-name="P1"><text:s text:c="16"/>return;</text:p>
      <text:p text:style-name="P1"><text:s text:c="16"/>count--;</text:p>
      <text:p text:style-name="P1"><text:s text:c="12"/>}</text:p>
      <text:p text:style-name="P1"/>
      <text:p text:style-name="P1"><text:s text:c="12"/>for(int i=0;i&lt;p-1;i++)</text:p>
      <text:p text:style-name="P1"><text:s text:c="16"/>a=a-&gt;next;</text:p>
      <text:p text:style-name="P1"/>
      <text:p text:style-name="P1"><text:s text:c="12"/>a-&gt;prev-&gt;next=a-&gt;next;</text:p>
      <text:p text:style-name="P1"><text:s text:c="12"/>a-&gt;next-&gt;prev=a-&gt;prev;</text:p>
      <text:p text:style-name="P1"><text:s text:c="12"/>delete a;</text:p>
      <text:p text:style-name="P1"><text:s text:c="12"/>count--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 text:c="12"/>do</text:p>
      <text:p text:style-name="P1"><text:s text:c="12"/>{</text:p>
      <text:p text:style-name="P1"><text:s text:c="16"/>if(a-&gt;next==head)</text:p>
      <text:p text:style-name="P1"><text:s text:c="20"/>cout&lt;&lt;a-&gt;value&lt;&lt;endl;</text:p>
      <text:p text:style-name="P1"><text:s text:c="16"/>else</text:p>
      <text:p text:style-name="P1"><text:s text:c="20"/>cout&lt;&lt;a-&gt;value&lt;&lt;"&lt;-&gt;";</text:p>
      <text:p text:style-name="P1"><text:s text:c="16"/>a=a-&gt;next;</text:p>
      <text:p text:style-name="P1"><text:s text:c="12"/>}while(a!=head);</text:p>
      <text:p text:style-name="P1"><text:s text:c="8"/>}</text:p>
      <text:p text:style-name="P1"><text:soft-page-break/></text:p>
      <text:p text:style-name="P1"><text:s text:c="8"/>void triplet(int num)</text:p>
      <text:p text:style-name="P1"><text:s text:c="8"/>{</text:p>
      <text:p text:style-name="P1"><text:s text:c="12"/>int sum=0;</text:p>
      <text:p text:style-name="P1"><text:s text:c="12"/>int tr=0;</text:p>
      <text:p text:style-name="P1"><text:s text:c="12"/>if(count&lt;3)</text:p>
      <text:p text:style-name="P1"><text:s text:c="12"/>{</text:p>
      <text:p text:style-name="P1"><text:s text:c="16"/>cout&lt;&lt;"Linked List does not have enough elements"&lt;&lt;endl;</text:p>
      <text:p text:style-name="P1"><text:s text:c="16"/>return;</text:p>
      <text:p text:style-name="P1"><text:s text:c="12"/>}</text:p>
      <text:p text:style-name="P1"/>
      <text:p text:style-name="P1"><text:s text:c="12"/>node *a=head;</text:p>
      <text:p text:style-name="P1"><text:s text:c="12"/>do</text:p>
      <text:p text:style-name="P1"><text:s text:c="12"/>{</text:p>
      <text:p text:style-name="P1"><text:s text:c="16"/>node *b=a-&gt;next;</text:p>
      <text:p text:style-name="P1"><text:s text:c="16"/>while(b!=head)</text:p>
      <text:p text:style-name="P1"><text:s text:c="16"/>{</text:p>
      <text:p text:style-name="P1"><text:s text:c="20"/>node *c=b-&gt;next;</text:p>
      <text:p text:style-name="P1"><text:s text:c="20"/>while(c!=head)</text:p>
      <text:p text:style-name="P1"><text:s text:c="20"/>{</text:p>
      <text:p text:style-name="P1"><text:s text:c="24"/>sum=a-&gt;value+b-&gt;value+c-&gt;value;</text:p>
      <text:p text:style-name="P1"><text:s text:c="24"/>if(sum==num)</text:p>
      <text:p text:style-name="P1"><text:s text:c="24"/>{</text:p>
      <text:p text:style-name="P1"><text:s text:c="28"/>tr++;</text:p>
      <text:p text:style-name="P1"><text:s text:c="28"/>cout&lt;&lt;"("&lt;&lt;a-&gt;value&lt;&lt;","&lt;&lt;b-&gt;value&lt;&lt;","&lt;&lt;c-&gt;value&lt;&lt;")"&lt;&lt;endl;</text:p>
      <text:p text:style-name="P1"><text:s text:c="28"/>sum=0;</text:p>
      <text:p text:style-name="P1"><text:s text:c="24"/>}</text:p>
      <text:p text:style-name="P1"><text:s text:c="24"/>c=c-&gt;next;</text:p>
      <text:p text:style-name="P1"><text:s text:c="20"/>}</text:p>
      <text:p text:style-name="P1"><text:s text:c="20"/>b=b-&gt;next;</text:p>
      <text:p text:style-name="P1"><text:s text:c="16"/>}</text:p>
      <text:p text:style-name="P1"><text:s text:c="12"/>a=a-&gt;next;</text:p>
      <text:p text:style-name="P1"><text:s text:c="12"/>} while (a!=head);</text:p>
      <text:p text:style-name="P1"><text:s text:c="12"/>cout&lt;&lt;"Number of Triplets whose sum is "&lt;&lt;num&lt;&lt;" are "&lt;&lt;tr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cll l;</text:p>
      <text:p text:style-name="P1"><text:s text:c="4"/>l.insert_back(1);</text:p>
      <text:p text:style-name="P1"><text:s text:c="4"/>l.insert_back(2);</text:p>
      <text:p text:style-name="P1"><text:s text:c="4"/>l.insert_back(3);</text:p>
      <text:p text:style-name="P1"><text:s text:c="4"/>l.insert_back(4);</text:p>
      <text:p text:style-name="P1"><text:soft-page-break/><text:s text:c="4"/>l.insert_back(5);</text:p>
      <text:p text:style-name="P1"><text:s text:c="4"/>l.insert_back(6);</text:p>
      <text:p text:style-name="P1"><text:s text:c="4"/>l.insert_back(7);</text:p>
      <text:p text:style-name="P1"><text:s text:c="4"/>l.insert_back(8);</text:p>
      <text:p text:style-name="P1"><text:s text:c="4"/>l.insert_back(9);</text:p>
      <text:p text:style-name="P1"><text:s text:c="4"/>l.insert_back(10);</text:p>
      <text:p text:style-name="P1"><text:s text:c="4"/>l.print();</text:p>
      <text:p text:style-name="P1"><text:s text:c="4"/>l.triplet(20);</text:p>
      <text:p text:style-name="P1"><text:s text:c="4"/>return 0;</text:p>
      <text:p text:style-name="P1">}</text:p>
      <text:p text:style-name="P1"/>
      <text:p text:style-name="P1">6)#include&lt;iostream&gt;</text:p>
      <text:p text:style-name="P1">#include&lt;cstdlib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prev,*next;</text:p>
      <text:p text:style-name="P1"/>
      <text:p text:style-name="P1"><text:s text:c="8"/>node()</text:p>
      <text:p text:style-name="P1"><text:s text:c="8"/>{</text:p>
      <text:p text:style-name="P1"><text:s text:c="12"/>value=0;</text:p>
      <text:p text:style-name="P1"><text:s text:c="12"/>prev=NULL;</text:p>
      <text:p text:style-name="P1"><text:s text:c="12"/>next=NULL;</text:p>
      <text:p text:style-name="P1"><text:s text:c="8"/>}</text:p>
      <text:p text:style-name="P1">};</text:p>
      <text:p text:style-name="P1"/>
      <text:p text:style-name="P1">class cll</text:p>
      <text:p text:style-name="P1">{</text:p>
      <text:p text:style-name="P1"><text:s text:c="4"/>private:</text:p>
      <text:p text:style-name="P1"><text:s text:c="8"/>node *head;</text:p>
      <text:p text:style-name="P1"><text:s text:c="8"/>int count;</text:p>
      <text:p text:style-name="P1"><text:s text:c="4"/>public:</text:p>
      <text:p text:style-name="P1"/>
      <text:p text:style-name="P1"><text:s text:c="8"/>cll()</text:p>
      <text:p text:style-name="P1"><text:s text:c="8"/>{</text:p>
      <text:p text:style-name="P1"><text:s text:c="12"/>head=NULL;</text:p>
      <text:p text:style-name="P1"><text:s text:c="12"/>count=0;</text:p>
      <text:p text:style-name="P1"><text:s text:c="8"/>}</text:p>
      <text:p text:style-name="P1"/>
      <text:p text:style-name="P1"><text:s text:c="8"/>int size()</text:p>
      <text:p text:style-name="P1"><text:s text:c="8"/>{</text:p>
      <text:p text:style-name="P1"><text:s text:c="12"/>return count;</text:p>
      <text:p text:style-name="P1"><text:soft-page-break/><text:s text:c="8"/>}</text:p>
      <text:p text:style-name="P1"/>
      <text:p text:style-name="P1"><text:s text:c="8"/>void insert_back(int num)</text:p>
      <text:p text:style-name="P1"><text:s text:c="8"/>{</text:p>
      <text:p text:style-name="P1"><text:s text:c="12"/>node *temp=new node;</text:p>
      <text:p text:style-name="P1"><text:s text:c="12"/>temp-&gt;value=num;</text:p>
      <text:p text:style-name="P1"/>
      <text:p text:style-name="P1"><text:s text:c="12"/>if(head==NULL)</text:p>
      <text:p text:style-name="P1"><text:s text:c="12"/>{</text:p>
      <text:p text:style-name="P1"><text:s text:c="16"/>head=temp;</text:p>
      <text:p text:style-name="P1"><text:s text:c="16"/>head-&gt;next=temp;</text:p>
      <text:p text:style-name="P1"><text:s text:c="16"/>head-&gt;prev=temp;</text:p>
      <text:p text:style-name="P1"><text:s text:c="12"/>}</text:p>
      <text:p text:style-name="P1"><text:s text:c="12"/>else</text:p>
      <text:p text:style-name="P1"><text:s text:c="12"/>{</text:p>
      <text:p text:style-name="P1"><text:s text:c="16"/>node *a=head;</text:p>
      <text:p text:style-name="P1"><text:s text:c="16"/>while(a-&gt;next!=head)</text:p>
      <text:p text:style-name="P1"><text:s text:c="20"/>a=a-&gt;next;</text:p>
      <text:p text:style-name="P1"><text:s text:c="16"/>temp-&gt;prev=a;</text:p>
      <text:p text:style-name="P1"><text:s text:c="16"/>a-&gt;next=temp;</text:p>
      <text:p text:style-name="P1"><text:s text:c="16"/>temp-&gt;next=head;</text:p>
      <text:p text:style-name="P1"><text:s text:c="16"/>head-&gt;prev=temp;</text:p>
      <text:p text:style-name="P1"><text:s text:c="12"/>}</text:p>
      <text:p text:style-name="P1"><text:s text:c="12"/>count++;</text:p>
      <text:p text:style-name="P1"><text:s text:c="8"/>}</text:p>
      <text:p text:style-name="P1"/>
      <text:p text:style-name="P1"><text:s text:c="8"/>void del(int p)</text:p>
      <text:p text:style-name="P1"><text:s text:c="8"/>{</text:p>
      <text:p text:style-name="P1"><text:s text:c="12"/>if(count==0)</text:p>
      <text:p text:style-name="P1"><text:s text:c="12"/>{</text:p>
      <text:p text:style-name="P1"><text:s text:c="16"/>cout&lt;&lt;"Circular Linked List is Empty"&lt;&lt;endl;</text:p>
      <text:p text:style-name="P1"><text:s text:c="16"/>return;</text:p>
      <text:p text:style-name="P1"><text:s text:c="12"/>}</text:p>
      <text:p text:style-name="P1"><text:s text:c="12"/>if(p&gt;count)</text:p>
      <text:p text:style-name="P1"><text:s text:c="12"/>{</text:p>
      <text:p text:style-name="P1"><text:s text:c="16"/>cout&lt;&lt;"Position does not exist in the Linked List"&lt;&lt;endl;</text:p>
      <text:p text:style-name="P1"><text:s text:c="16"/>return;</text:p>
      <text:p text:style-name="P1"><text:s text:c="12"/>}</text:p>
      <text:p text:style-name="P1"><text:s text:c="12"/>node *a=head;</text:p>
      <text:p text:style-name="P1"/>
      <text:p text:style-name="P1"><text:s text:c="12"/>if(p==1)</text:p>
      <text:p text:style-name="P1"><text:s text:c="12"/>{</text:p>
      <text:p text:style-name="P1"><text:s text:c="16"/>head-&gt;prev-&gt;next=head-&gt;next;</text:p>
      <text:p text:style-name="P1"><text:s text:c="16"/>head-&gt;next-&gt;prev=head-&gt;prev;</text:p>
      <text:p text:style-name="P1"><text:s text:c="16"/>head=head-&gt;next;</text:p>
      <text:p text:style-name="P1"><text:soft-page-break/><text:s text:c="16"/>delete a;</text:p>
      <text:p text:style-name="P1"><text:s text:c="16"/>return;</text:p>
      <text:p text:style-name="P1"><text:s text:c="16"/>count--;</text:p>
      <text:p text:style-name="P1"><text:s text:c="12"/>}</text:p>
      <text:p text:style-name="P1"/>
      <text:p text:style-name="P1"><text:s text:c="12"/>for(int i=0;i&lt;p-1;i++)</text:p>
      <text:p text:style-name="P1"><text:s text:c="16"/>a=a-&gt;next;</text:p>
      <text:p text:style-name="P1"/>
      <text:p text:style-name="P1"><text:s text:c="12"/>a-&gt;prev-&gt;next=a-&gt;next;</text:p>
      <text:p text:style-name="P1"><text:s text:c="12"/>a-&gt;next-&gt;prev=a-&gt;prev;</text:p>
      <text:p text:style-name="P1"><text:s text:c="12"/>delete a;</text:p>
      <text:p text:style-name="P1"><text:s text:c="12"/>count--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 text:c="12"/>do</text:p>
      <text:p text:style-name="P1"><text:s text:c="12"/>{</text:p>
      <text:p text:style-name="P1"><text:s text:c="16"/>if(a-&gt;next==head)</text:p>
      <text:p text:style-name="P1"><text:s text:c="20"/>cout&lt;&lt;a-&gt;value&lt;&lt;endl;</text:p>
      <text:p text:style-name="P1"><text:s text:c="16"/>else</text:p>
      <text:p text:style-name="P1"><text:s text:c="20"/>cout&lt;&lt;a-&gt;value&lt;&lt;"&lt;-&gt;";</text:p>
      <text:p text:style-name="P1"><text:s text:c="16"/>a=a-&gt;next;</text:p>
      <text:p text:style-name="P1"><text:s text:c="12"/>}while(a!=head);</text:p>
      <text:p text:style-name="P1"><text:s text:c="8"/>}</text:p>
      <text:p text:style-name="P1"/>
      <text:p text:style-name="P1"><text:s text:c="8"/>void compare(cll l)</text:p>
      <text:p text:style-name="P1"><text:s text:c="8"/>{</text:p>
      <text:p text:style-name="P1"><text:s text:c="12"/>node *a=head;</text:p>
      <text:p text:style-name="P1"><text:s text:c="12"/>node *b=l.head;</text:p>
      <text:p text:style-name="P1"><text:s text:c="12"/>if(this-&gt;count!=l.count)</text:p>
      <text:p text:style-name="P1"><text:s text:c="12"/>{</text:p>
      <text:p text:style-name="P1"><text:s text:c="16"/>cout&lt;&lt;"Linked List are not Identical"&lt;&lt;endl;</text:p>
      <text:p text:style-name="P1"><text:s text:c="16"/>return;</text:p>
      <text:p text:style-name="P1"><text:s text:c="12"/>}</text:p>
      <text:p text:style-name="P1"/>
      <text:p text:style-name="P1"><text:s text:c="12"/>do</text:p>
      <text:p text:style-name="P1"><text:s text:c="12"/>{</text:p>
      <text:p text:style-name="P1"><text:s text:c="16"/>if(a-&gt;value!=b-&gt;value)</text:p>
      <text:p text:style-name="P1"><text:s text:c="16"/>{</text:p>
      <text:p text:style-name="P1"><text:s text:c="20"/>cout&lt;&lt;"Linked List are not Identical"&lt;&lt;endl;</text:p>
      <text:p text:style-name="P1"><text:s text:c="20"/>return;</text:p>
      <text:p text:style-name="P1"><text:s text:c="16"/>}</text:p>
      <text:p text:style-name="P1"><text:s text:c="16"/>a=a-&gt;next;</text:p>
      <text:p text:style-name="P1"><text:soft-page-break/><text:s text:c="16"/>b=b-&gt;next;</text:p>
      <text:p text:style-name="P1"><text:s text:c="12"/>} while (a!=head);</text:p>
      <text:p text:style-name="P1"><text:s text:c="12"/>cout&lt;&lt;"Linked List are Identical"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cll l1,l2;</text:p>
      <text:p text:style-name="P1"><text:s text:c="4"/>l1.insert_back(1);</text:p>
      <text:p text:style-name="P1"><text:s text:c="4"/>l1.insert_back(2);</text:p>
      <text:p text:style-name="P1"><text:s text:c="4"/>l1.insert_back(3);</text:p>
      <text:p text:style-name="P1"><text:s text:c="4"/>l1.insert_back(4);</text:p>
      <text:p text:style-name="P1"><text:s text:c="4"/>l1.insert_back(5);</text:p>
      <text:p text:style-name="P1"><text:s text:c="4"/>l2.insert_back(1);</text:p>
      <text:p text:style-name="P1"><text:s text:c="4"/>l2.insert_back(2);</text:p>
      <text:p text:style-name="P1"><text:s text:c="4"/>l2.insert_back(3);</text:p>
      <text:p text:style-name="P1"><text:s text:c="4"/>l2.insert_back(4);</text:p>
      <text:p text:style-name="P1"><text:s text:c="4"/>l2.insert_back(5);</text:p>
      <text:p text:style-name="P1"><text:s text:c="4"/>l1.print();</text:p>
      <text:p text:style-name="P1"><text:s text:c="4"/>l2.print();</text:p>
      <text:p text:style-name="P1"><text:s text:c="4"/>l1.compare(l2);</text:p>
      <text:p text:style-name="P1"><text:s text:c="4"/>return 0;</text:p>
      <text:p text:style-name="P1">}</text:p>
      <text:p text:style-name="P1"/>
      <text:p text:style-name="P1">7)#include&lt;iostream&gt;</text:p>
      <text:p text:style-name="P1">#include&lt;cstdlib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prev,*next;</text:p>
      <text:p text:style-name="P1"/>
      <text:p text:style-name="P1"><text:s text:c="8"/>node()</text:p>
      <text:p text:style-name="P1"><text:s text:c="8"/>{</text:p>
      <text:p text:style-name="P1"><text:s text:c="12"/>value=0;</text:p>
      <text:p text:style-name="P1"><text:s text:c="12"/>prev=NULL;</text:p>
      <text:p text:style-name="P1"><text:s text:c="12"/>next=NULL;</text:p>
      <text:p text:style-name="P1"><text:s text:c="8"/>}</text:p>
      <text:p text:style-name="P1">};</text:p>
      <text:p text:style-name="P1"/>
      <text:p text:style-name="P1">class cll</text:p>
      <text:p text:style-name="P1">{</text:p>
      <text:p text:style-name="P1"><text:soft-page-break/><text:s text:c="4"/>private:</text:p>
      <text:p text:style-name="P1"><text:s text:c="8"/>node *head;</text:p>
      <text:p text:style-name="P1"><text:s text:c="8"/>int count;</text:p>
      <text:p text:style-name="P1"><text:s text:c="4"/>public:</text:p>
      <text:p text:style-name="P1"/>
      <text:p text:style-name="P1"><text:s text:c="8"/>cll()</text:p>
      <text:p text:style-name="P1"><text:s text:c="8"/>{</text:p>
      <text:p text:style-name="P1"><text:s text:c="12"/>head=NULL;</text:p>
      <text:p text:style-name="P1"><text:s text:c="12"/>count=0;</text:p>
      <text:p text:style-name="P1"><text:s text:c="8"/>}</text:p>
      <text:p text:style-name="P1"/>
      <text:p text:style-name="P1"><text:s text:c="8"/>int size()</text:p>
      <text:p text:style-name="P1"><text:s text:c="8"/>{</text:p>
      <text:p text:style-name="P1"><text:s text:c="12"/>return count;</text:p>
      <text:p text:style-name="P1"><text:s text:c="8"/>}</text:p>
      <text:p text:style-name="P1"/>
      <text:p text:style-name="P1"><text:s text:c="8"/>void insert_back(int num)</text:p>
      <text:p text:style-name="P1"><text:s text:c="8"/>{</text:p>
      <text:p text:style-name="P1"><text:s text:c="12"/>node *temp=new node;</text:p>
      <text:p text:style-name="P1"><text:s text:c="12"/>temp-&gt;value=num;</text:p>
      <text:p text:style-name="P1"/>
      <text:p text:style-name="P1"><text:s text:c="12"/>if(head==NULL)</text:p>
      <text:p text:style-name="P1"><text:s text:c="12"/>{</text:p>
      <text:p text:style-name="P1"><text:s text:c="16"/>head=temp;</text:p>
      <text:p text:style-name="P1"><text:s text:c="16"/>head-&gt;next=temp;</text:p>
      <text:p text:style-name="P1"><text:s text:c="16"/>head-&gt;prev=temp;</text:p>
      <text:p text:style-name="P1"><text:s text:c="12"/>}</text:p>
      <text:p text:style-name="P1"><text:s text:c="12"/>else</text:p>
      <text:p text:style-name="P1"><text:s text:c="12"/>{</text:p>
      <text:p text:style-name="P1"><text:s text:c="16"/>node *a=head;</text:p>
      <text:p text:style-name="P1"><text:s text:c="16"/>while(a-&gt;next!=head)</text:p>
      <text:p text:style-name="P1"><text:s text:c="20"/>a=a-&gt;next;</text:p>
      <text:p text:style-name="P1"><text:s text:c="16"/>temp-&gt;prev=a;</text:p>
      <text:p text:style-name="P1"><text:s text:c="16"/>a-&gt;next=temp;</text:p>
      <text:p text:style-name="P1"><text:s text:c="16"/>temp-&gt;next=head;</text:p>
      <text:p text:style-name="P1"><text:s text:c="16"/>head-&gt;prev=temp;</text:p>
      <text:p text:style-name="P1"><text:s text:c="12"/>}</text:p>
      <text:p text:style-name="P1"><text:s text:c="12"/>count++;</text:p>
      <text:p text:style-name="P1"><text:s text:c="8"/>}</text:p>
      <text:p text:style-name="P1"/>
      <text:p text:style-name="P1"><text:s text:c="8"/>void del(int p)</text:p>
      <text:p text:style-name="P1"><text:s text:c="8"/>{</text:p>
      <text:p text:style-name="P1"><text:s text:c="12"/>if(count==0)</text:p>
      <text:p text:style-name="P1"><text:s text:c="12"/>{</text:p>
      <text:p text:style-name="P1"><text:s text:c="16"/>cout&lt;&lt;"Circular Linked List is Empty"&lt;&lt;endl;</text:p>
      <text:p text:style-name="P1"><text:soft-page-break/><text:s text:c="16"/>return;</text:p>
      <text:p text:style-name="P1"><text:s text:c="12"/>}</text:p>
      <text:p text:style-name="P1"><text:s text:c="12"/>if(p&gt;count)</text:p>
      <text:p text:style-name="P1"><text:s text:c="12"/>{</text:p>
      <text:p text:style-name="P1"><text:s text:c="16"/>cout&lt;&lt;"Position does not exist in the Linked List"&lt;&lt;endl;</text:p>
      <text:p text:style-name="P1"><text:s text:c="16"/>return;</text:p>
      <text:p text:style-name="P1"><text:s text:c="12"/>}</text:p>
      <text:p text:style-name="P1"><text:s text:c="12"/>node *a=head;</text:p>
      <text:p text:style-name="P1"/>
      <text:p text:style-name="P1"><text:s text:c="12"/>if(p==1)</text:p>
      <text:p text:style-name="P1"><text:s text:c="12"/>{</text:p>
      <text:p text:style-name="P1"><text:s text:c="16"/>head-&gt;prev-&gt;next=head-&gt;next;</text:p>
      <text:p text:style-name="P1"><text:s text:c="16"/>head-&gt;next-&gt;prev=head-&gt;prev;</text:p>
      <text:p text:style-name="P1"><text:s text:c="16"/>head=head-&gt;next;</text:p>
      <text:p text:style-name="P1"><text:s text:c="16"/>delete a;</text:p>
      <text:p text:style-name="P1"><text:s text:c="16"/>return;</text:p>
      <text:p text:style-name="P1"><text:s text:c="16"/>count--;</text:p>
      <text:p text:style-name="P1"><text:s text:c="12"/>}</text:p>
      <text:p text:style-name="P1"/>
      <text:p text:style-name="P1"><text:s text:c="12"/>for(int i=0;i&lt;p-1;i++)</text:p>
      <text:p text:style-name="P1"><text:s text:c="16"/>a=a-&gt;next;</text:p>
      <text:p text:style-name="P1"/>
      <text:p text:style-name="P1"><text:s text:c="12"/>a-&gt;prev-&gt;next=a-&gt;next;</text:p>
      <text:p text:style-name="P1"><text:s text:c="12"/>a-&gt;next-&gt;prev=a-&gt;prev;</text:p>
      <text:p text:style-name="P1"><text:s text:c="12"/>delete a;</text:p>
      <text:p text:style-name="P1"><text:s text:c="12"/>count--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 text:c="12"/>do</text:p>
      <text:p text:style-name="P1"><text:s text:c="12"/>{</text:p>
      <text:p text:style-name="P1"><text:s text:c="16"/>if(a-&gt;next==head)</text:p>
      <text:p text:style-name="P1"><text:s text:c="20"/>cout&lt;&lt;a-&gt;value&lt;&lt;endl;</text:p>
      <text:p text:style-name="P1"><text:s text:c="16"/>else</text:p>
      <text:p text:style-name="P1"><text:s text:c="20"/>cout&lt;&lt;a-&gt;value&lt;&lt;"&lt;-&gt;";</text:p>
      <text:p text:style-name="P1"><text:s text:c="16"/>a=a-&gt;next;</text:p>
      <text:p text:style-name="P1"><text:s text:c="12"/>}while(a!=head);</text:p>
      <text:p text:style-name="P1"><text:s text:c="8"/>}</text:p>
      <text:p text:style-name="P1"/>
      <text:p text:style-name="P1"><text:s text:c="8"/>void del_odd()</text:p>
      <text:p text:style-name="P1"><text:s text:c="8"/>{</text:p>
      <text:p text:style-name="P1"><text:s text:c="12"/>for(int i=count;i&gt;0;i--)</text:p>
      <text:p text:style-name="P1"><text:s text:c="12"/>{</text:p>
      <text:p text:style-name="P1"><text:soft-page-break/><text:s text:c="16"/>if(i%2)</text:p>
      <text:p text:style-name="P1"><text:s text:c="20"/>this-&gt;del(i);</text:p>
      <text:p text:style-name="P1"><text:s text:c="12"/>}</text:p>
      <text:p text:style-name="P1"><text:s text:c="8"/>} <text:s text:c="7"/></text:p>
      <text:p text:style-name="P1">};</text:p>
      <text:p text:style-name="P1"/>
      <text:p text:style-name="P1">int main()</text:p>
      <text:p text:style-name="P1">{</text:p>
      <text:p text:style-name="P1"><text:s text:c="4"/>cll l;</text:p>
      <text:p text:style-name="P1"><text:s text:c="4"/>l.insert_back(1);</text:p>
      <text:p text:style-name="P1"><text:s text:c="4"/>l.insert_back(2);</text:p>
      <text:p text:style-name="P1"><text:s text:c="4"/>l.insert_back(3);</text:p>
      <text:p text:style-name="P1"><text:s text:c="4"/>l.insert_back(4);</text:p>
      <text:p text:style-name="P1"><text:s text:c="4"/>l.insert_back(5);</text:p>
      <text:p text:style-name="P1"><text:s text:c="4"/>l.insert_back(6);</text:p>
      <text:p text:style-name="P1"><text:s text:c="4"/>l.insert_back(7);</text:p>
      <text:p text:style-name="P1"><text:s text:c="4"/>l.insert_back(8);</text:p>
      <text:p text:style-name="P1"><text:s text:c="4"/>l.insert_back(9);</text:p>
      <text:p text:style-name="P1"><text:s text:c="4"/>l.insert_back(10);</text:p>
      <text:p text:style-name="P1"><text:s text:c="4"/>l.print();</text:p>
      <text:p text:style-name="P1"><text:s text:c="4"/>l.del_odd();</text:p>
      <text:p text:style-name="P1"><text:s text:c="4"/>l.print();</text:p>
      <text:p text:style-name="P1"><text:s text:c="4"/>return 0;</text:p>
      <text:p text:style-name="P1">}</text:p>
      <text:p text:style-name="P1"/>
      <text:p text:style-name="P1">10)#include&lt;iostream&gt;</text:p>
      <text:p text:style-name="P1">#include&lt;cstdlib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 text:c="8"/>node *prev,*next;</text:p>
      <text:p text:style-name="P1"/>
      <text:p text:style-name="P1"><text:s text:c="8"/>node()</text:p>
      <text:p text:style-name="P1"><text:s text:c="8"/>{</text:p>
      <text:p text:style-name="P1"><text:s text:c="12"/>value=0;</text:p>
      <text:p text:style-name="P1"><text:s text:c="12"/>prev=NULL;</text:p>
      <text:p text:style-name="P1"><text:s text:c="12"/>next=NULL;</text:p>
      <text:p text:style-name="P1"><text:s text:c="8"/>}</text:p>
      <text:p text:style-name="P1">};</text:p>
      <text:p text:style-name="P1"/>
      <text:p text:style-name="P1">class cll</text:p>
      <text:p text:style-name="P1">{</text:p>
      <text:p text:style-name="P1"><text:soft-page-break/><text:s text:c="4"/>private:</text:p>
      <text:p text:style-name="P1"><text:s text:c="8"/>node *head;</text:p>
      <text:p text:style-name="P1"><text:s text:c="8"/>int count;</text:p>
      <text:p text:style-name="P1"><text:s text:c="4"/>public:</text:p>
      <text:p text:style-name="P1"/>
      <text:p text:style-name="P1"><text:s text:c="8"/>cll()</text:p>
      <text:p text:style-name="P1"><text:s text:c="8"/>{</text:p>
      <text:p text:style-name="P1"><text:s text:c="12"/>head=NULL;</text:p>
      <text:p text:style-name="P1"><text:s text:c="12"/>count=0;</text:p>
      <text:p text:style-name="P1"><text:s text:c="8"/>}</text:p>
      <text:p text:style-name="P1"/>
      <text:p text:style-name="P1"><text:s text:c="8"/>int size()</text:p>
      <text:p text:style-name="P1"><text:s text:c="8"/>{</text:p>
      <text:p text:style-name="P1"><text:s text:c="12"/>return count;</text:p>
      <text:p text:style-name="P1"><text:s text:c="8"/>}</text:p>
      <text:p text:style-name="P1"/>
      <text:p text:style-name="P1"><text:s text:c="8"/>void insert_back(int num)</text:p>
      <text:p text:style-name="P1"><text:s text:c="8"/>{</text:p>
      <text:p text:style-name="P1"><text:s text:c="12"/>node *temp=new node;</text:p>
      <text:p text:style-name="P1"><text:s text:c="12"/>temp-&gt;value=num;</text:p>
      <text:p text:style-name="P1"/>
      <text:p text:style-name="P1"><text:s text:c="12"/>if(head==NULL)</text:p>
      <text:p text:style-name="P1"><text:s text:c="12"/>{</text:p>
      <text:p text:style-name="P1"><text:s text:c="16"/>head=temp;</text:p>
      <text:p text:style-name="P1"><text:s text:c="16"/>head-&gt;next=temp;</text:p>
      <text:p text:style-name="P1"><text:s text:c="16"/>head-&gt;prev=temp;</text:p>
      <text:p text:style-name="P1"><text:s text:c="12"/>}</text:p>
      <text:p text:style-name="P1"><text:s text:c="12"/>else</text:p>
      <text:p text:style-name="P1"><text:s text:c="12"/>{</text:p>
      <text:p text:style-name="P1"><text:s text:c="16"/>node *a=head;</text:p>
      <text:p text:style-name="P1"><text:s text:c="16"/>while(a-&gt;next!=head)</text:p>
      <text:p text:style-name="P1"><text:s text:c="20"/>a=a-&gt;next;</text:p>
      <text:p text:style-name="P1"><text:s text:c="16"/>temp-&gt;prev=a;</text:p>
      <text:p text:style-name="P1"><text:s text:c="16"/>a-&gt;next=temp;</text:p>
      <text:p text:style-name="P1"><text:s text:c="16"/>temp-&gt;next=head;</text:p>
      <text:p text:style-name="P1"><text:s text:c="16"/>head-&gt;prev=temp;</text:p>
      <text:p text:style-name="P1"><text:s text:c="12"/>}</text:p>
      <text:p text:style-name="P1"><text:s text:c="12"/>count++;</text:p>
      <text:p text:style-name="P1"><text:s text:c="8"/>}</text:p>
      <text:p text:style-name="P1"/>
      <text:p text:style-name="P1"><text:s text:c="8"/>void del(int p)</text:p>
      <text:p text:style-name="P1"><text:s text:c="8"/>{</text:p>
      <text:p text:style-name="P1"><text:s text:c="12"/>if(count==0)</text:p>
      <text:p text:style-name="P1"><text:s text:c="12"/>{</text:p>
      <text:p text:style-name="P1"><text:s text:c="16"/>cout&lt;&lt;"Circular Linked List is Empty"&lt;&lt;endl;</text:p>
      <text:p text:style-name="P1"><text:soft-page-break/><text:s text:c="16"/>return;</text:p>
      <text:p text:style-name="P1"><text:s text:c="12"/>}</text:p>
      <text:p text:style-name="P1"><text:s text:c="12"/>if(p&gt;count)</text:p>
      <text:p text:style-name="P1"><text:s text:c="12"/>{</text:p>
      <text:p text:style-name="P1"><text:s text:c="16"/>cout&lt;&lt;"Position does not exist in the Linked List"&lt;&lt;endl;</text:p>
      <text:p text:style-name="P1"><text:s text:c="16"/>return;</text:p>
      <text:p text:style-name="P1"><text:s text:c="12"/>}</text:p>
      <text:p text:style-name="P1"><text:s text:c="12"/>node *a=head;</text:p>
      <text:p text:style-name="P1"/>
      <text:p text:style-name="P1"><text:s text:c="12"/>if(p==1)</text:p>
      <text:p text:style-name="P1"><text:s text:c="12"/>{</text:p>
      <text:p text:style-name="P1"><text:s text:c="16"/>head-&gt;prev-&gt;next=head-&gt;next;</text:p>
      <text:p text:style-name="P1"><text:s text:c="16"/>head-&gt;next-&gt;prev=head-&gt;prev;</text:p>
      <text:p text:style-name="P1"><text:s text:c="16"/>head=head-&gt;next;</text:p>
      <text:p text:style-name="P1"><text:s text:c="16"/>delete a;</text:p>
      <text:p text:style-name="P1"><text:s text:c="16"/>return;</text:p>
      <text:p text:style-name="P1"><text:s text:c="16"/>count--;</text:p>
      <text:p text:style-name="P1"><text:s text:c="12"/>}</text:p>
      <text:p text:style-name="P1"/>
      <text:p text:style-name="P1"><text:s text:c="12"/>for(int i=0;i&lt;p-1;i++)</text:p>
      <text:p text:style-name="P1"><text:s text:c="16"/>a=a-&gt;next;</text:p>
      <text:p text:style-name="P1"/>
      <text:p text:style-name="P1"><text:s text:c="12"/>a-&gt;prev-&gt;next=a-&gt;next;</text:p>
      <text:p text:style-name="P1"><text:s text:c="12"/>a-&gt;next-&gt;prev=a-&gt;prev;</text:p>
      <text:p text:style-name="P1"><text:s text:c="12"/>delete a;</text:p>
      <text:p text:style-name="P1"><text:s text:c="12"/>count--;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><text:s text:c="12"/>do</text:p>
      <text:p text:style-name="P1"><text:s text:c="12"/>{</text:p>
      <text:p text:style-name="P1"><text:s text:c="16"/>if(a-&gt;next==head)</text:p>
      <text:p text:style-name="P1"><text:s text:c="20"/>cout&lt;&lt;a-&gt;value&lt;&lt;endl;</text:p>
      <text:p text:style-name="P1"><text:s text:c="16"/>else</text:p>
      <text:p text:style-name="P1"><text:s text:c="20"/>cout&lt;&lt;a-&gt;value&lt;&lt;"&lt;-&gt;";</text:p>
      <text:p text:style-name="P1"><text:s text:c="16"/>a=a-&gt;next;</text:p>
      <text:p text:style-name="P1"><text:s text:c="12"/>}while(a!=head);</text:p>
      <text:p text:style-name="P1"><text:s text:c="8"/>}</text:p>
      <text:p text:style-name="P1"/>
      <text:p text:style-name="P1"><text:s text:c="8"/>void reverse()</text:p>
      <text:p text:style-name="P1"><text:s text:c="8"/>{</text:p>
      <text:p text:style-name="P1"><text:s text:c="12"/>node *p=head;</text:p>
      <text:p text:style-name="P1"><text:s text:c="12"/>head=head-&gt;prev;</text:p>
      <text:p text:style-name="P1"><text:soft-page-break/><text:s text:c="12"/>for(int i=0;i&lt;count;i++)</text:p>
      <text:p text:style-name="P1"><text:s text:c="12"/>{</text:p>
      <text:p text:style-name="P1"><text:s text:c="16"/>node *a=p;</text:p>
      <text:p text:style-name="P1"><text:s text:c="16"/>p=p-&gt;next;</text:p>
      <text:p text:style-name="P1"><text:s text:c="16"/>node *temp=a-&gt;next;</text:p>
      <text:p text:style-name="P1"><text:s text:c="16"/>a-&gt;next=a-&gt;prev;</text:p>
      <text:p text:style-name="P1"><text:s text:c="16"/>a-&gt;prev=temp; <text:s/></text:p>
      <text:p text:style-name="P1"><text:s text:c="12"/>}</text:p>
      <text:p text:style-name="P1"><text:s text:c="8"/>} <text:s text:c="3"/></text:p>
      <text:p text:style-name="P1">};</text:p>
      <text:p text:style-name="P1"/>
      <text:p text:style-name="P1">int main()</text:p>
      <text:p text:style-name="P1">{</text:p>
      <text:p text:style-name="P1"><text:s text:c="4"/>cll l;</text:p>
      <text:p text:style-name="P1"><text:s text:c="4"/>l.insert_back(1);</text:p>
      <text:p text:style-name="P1"><text:s text:c="4"/>l.insert_back(2);</text:p>
      <text:p text:style-name="P1"><text:s text:c="4"/>l.insert_back(3);</text:p>
      <text:p text:style-name="P1"><text:s text:c="4"/>l.insert_back(4);</text:p>
      <text:p text:style-name="P1"><text:s text:c="4"/>l.insert_back(5);</text:p>
      <text:p text:style-name="P1"><text:s text:c="4"/>l.insert_back(6);</text:p>
      <text:p text:style-name="P1"><text:s text:c="4"/>l.insert_back(7);</text:p>
      <text:p text:style-name="P1"><text:s text:c="4"/>l.insert_back(8);</text:p>
      <text:p text:style-name="P1"><text:s text:c="4"/>l.insert_back(9);</text:p>
      <text:p text:style-name="P1"><text:s text:c="4"/>l.insert_back(10);</text:p>
      <text:p text:style-name="P1"><text:s text:c="4"/>l.print();</text:p>
      <text:p text:style-name="P1"><text:s text:c="4"/>l.reverse();</text:p>
      <text:p text:style-name="P1"><text:s text:c="4"/>l.print()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0:26:10.204808275</meta:creation-date>
    <dc:date>2023-10-29T22:17:27.742702438</dc:date>
    <meta:editing-duration>PT1H51M18S</meta:editing-duration>
    <meta:editing-cycles>1</meta:editing-cycles>
    <meta:document-statistic meta:table-count="0" meta:image-count="0" meta:object-count="0" meta:page-count="16" meta:paragraph-count="628" meta:word-count="871" meta:character-count="13289" meta:non-whitespace-character-count="6551"/>
    <meta:generator>LibreOffice/7.6.2.1$MacOSX_X86_64 LibreOffice_project/56f7684011345957bbf33a7ee678afaf4d2ba333</meta:generator>
  </office:meta>
</office:document-meta>
</file>